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b23cf" officeooo:paragraph-rsid="002b23cf"/>
    </style:style>
    <style:style style:name="P2" style:family="paragraph" style:parent-style-name="Heading_20_3">
      <style:text-properties officeooo:rsid="002b23cf" officeooo:paragraph-rsid="002b23cf"/>
    </style:style>
    <style:style style:name="P3" style:family="paragraph" style:parent-style-name="Heading_20_3">
      <style:paragraph-properties fo:margin-top="0.25cm" fo:margin-bottom="0.101cm" loext:contextual-spacing="false"/>
    </style:style>
    <style:style style:name="P4" style:family="paragraph" style:parent-style-name="Heading_20_3">
      <style:paragraph-properties fo:margin-top="1.9cm" fo:margin-bottom="0.199cm" loext:contextual-spacing="false"/>
    </style:style>
    <style:style style:name="P5" style:family="paragraph" style:parent-style-name="Heading_20_1" style:master-page-name="Right_20_Page">
      <style:paragraph-properties style:page-number="auto"/>
      <style:text-properties officeooo:rsid="002b23cf" officeooo:paragraph-rsid="002b23cf"/>
    </style:style>
    <style:style style:name="T1" style:family="text">
      <style:text-properties officeooo:rsid="002b23cf"/>
    </style:style>
    <style:style style:name="T2" style:family="text">
      <style:text-properties officeooo:rsid="002d77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We Are Going To Be Friends</text:h>
      <text:p text:style-name="Heading_20_2">(<text:span text:style-name="T1">White Stripes</text:span>)</text:p>
      <text:p text:style-name="P2">[INTRO] </text:p>
      <text:p text:style-name="P1">G</text:p>
      <text:p text:style-name="Heading_20_3">[VERSE 1]</text:p>
      <text:p text:style-name="P1">G</text:p>
      <text:p text:style-name="P1">Fall is here, hear the yell</text:p>
      <text:p text:style-name="P1">G</text:p>
      <text:p text:style-name="P1">Back to school, ring the bell</text:p>
      <text:p text:style-name="P1">C</text:p>
      <text:p text:style-name="P1">Brand new shoes, walking blues</text:p>
      <text:p text:style-name="P1">G</text:p>
      <text:p text:style-name="P1">Climb the fence, books and pens</text:p>
      <text:p text:style-name="P1">D <text:s text:c="14"/>C <text:s text:c="14"/>G</text:p>
      <text:p text:style-name="P1">I can tell that we are gonna be friends</text:p>
      <text:p text:style-name="P1">D <text:s text:c="14"/>C <text:s text:c="14"/>G</text:p>
      <text:p text:style-name="P1">I can tell that we are gonna be friends</text:p>
      <text:p text:style-name="Heading_20_3">[VERSE 2]</text:p>
      <text:p text:style-name="P1">G</text:p>
      <text:p text:style-name="P1">Walk with me, Suzy Lee</text:p>
      <text:p text:style-name="P1">G</text:p>
      <text:p text:style-name="P1">Throught the park and by the tree</text:p>
      <text:p text:style-name="P1">C</text:p>
      <text:p text:style-name="P1">We will rest upon the ground</text:p>
      <text:p text:style-name="P1">G</text:p>
      <text:p text:style-name="P1">And look at all the bugs we've found</text:p>
      <text:p text:style-name="P1">D <text:s text:c="18"/>C <text:s text:c="10"/>G</text:p>
      <text:p text:style-name="P1">safely walk to school without a sound</text:p>
      <text:p text:style-name="P1">D <text:s text:c="18"/>C <text:s text:c="10"/>G</text:p>
      <text:p text:style-name="P1">Safely walk to school without a sound</text:p>
      <text:p text:style-name="P4"><text:soft-page-break/>[VERSE 3]</text:p>
      <text:p text:style-name="P1">G</text:p>
      <text:p text:style-name="P1">Well, here we are, no one else</text:p>
      <text:p text:style-name="P1">G</text:p>
      <text:p text:style-name="P1">We walked to school all by ourselves</text:p>
      <text:p text:style-name="P1">C</text:p>
      <text:p text:style-name="P1">There's dirt on our uniforms</text:p>
      <text:p text:style-name="P1">G</text:p>
      <text:p text:style-name="P1">From chasing all the ants and worms</text:p>
      <text:p text:style-name="P1">D <text:s text:c="14"/>C <text:s text:c="15"/>G</text:p>
      <text:p text:style-name="P1">We clean up and now it's time to learn</text:p>
      <text:p text:style-name="P1">D <text:s text:c="14"/>C <text:s text:c="15"/>G</text:p>
      <text:p text:style-name="P1">We clean up and now it's time to learn <text:s/></text:p>
      <text:p text:style-name="P3">[VERSE 4]</text:p>
      <text:p text:style-name="P1">G</text:p>
      <text:p text:style-name="P1">Numbers, letters, learn to spell</text:p>
      <text:p text:style-name="P1">G</text:p>
      <text:p text:style-name="P1">Nouns and books and show and tell</text:p>
      <text:p text:style-name="P1">C</text:p>
      <text:p text:style-name="P1">At playtime we will throw the ball</text:p>
      <text:p text:style-name="P1">G</text:p>
      <text:p text:style-name="P1">Back to class, through the hall</text:p>
      <text:p text:style-name="P1">D <text:s text:c="16"/>C <text:s text:c="17"/>G</text:p>
      <text:p text:style-name="P1">Teacher marks our height against the wall</text:p>
      <text:p text:style-name="P1">D <text:s text:c="16"/>C <text:s text:c="17"/>G</text:p>
      <text:p text:style-name="P1">Teacher marks our height against the wall</text:p>
      <text:p text:style-name="P3">[BRIDGE]</text:p>
      <text:p text:style-name="P1">C <text:s text:c="18"/>G</text:p>
      <text:p text:style-name="P1">We don't notice any time pass</text:p>
      <text:p text:style-name="P1">C <text:s text:c="17"/>G</text:p>
      <text:p text:style-name="P1"><text:span text:style-name="T2">W</text:span>e don't notice anything</text:p>
      <text:p text:style-name="P1">D</text:p>
      <text:p text:style-name="P1">We sit side by side in every class</text:p>
      <text:p text:style-name="P1">C</text:p>
      <text:p text:style-name="P1">Teacher thinks that I sound funny,</text:p>
      <text:p text:style-name="P1">D</text:p>
      <text:p text:style-name="P1">But she likes the way you sing</text:p>
      <text:p text:style-name="Heading_20_3"><text:soft-page-break/>[VERSE 5]</text:p>
      <text:p text:style-name="P1">G</text:p>
      <text:p text:style-name="P1">Tonight I'll dream, while I'm in bed</text:p>
      <text:p text:style-name="P1">G</text:p>
      <text:p text:style-name="P1">When silly thoughts go through my head</text:p>
      <text:p text:style-name="P1">C</text:p>
      <text:p text:style-name="P1">About the bugs and alphabet</text:p>
      <text:p text:style-name="P1">G</text:p>
      <text:p text:style-name="P1">And when I wake tomorrow I bet</text:p>
      <text:p text:style-name="P1">D <text:s text:c="18"/>C <text:s text:c="12"/>G</text:p>
      <text:p text:style-name="P1">That you and <text:span text:style-name="T2">I</text:span> will walk together again</text:p>
      <text:p text:style-name="P1">D <text:s text:c="14"/>C <text:s text:c="14"/>G</text:p>
      <text:p text:style-name="P1">I can tell that we are gonna be friends</text:p>
      <text:p text:style-name="Heading_20_3">[OUTRO]</text:p>
      <text:p text:style-name="P1">D <text:s text:c="14"/>C <text:s text:c="14"/><text:span text:style-name="T2">G</text:span></text:p>
      <text:p text:style-name="P1">I can tell that we are gonna be friend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9M22S</meta:editing-duration>
    <meta:editing-cycles>32</meta:editing-cycles>
    <meta:generator>LibreOffice/5.2.7.2$Linux_X86_64 LibreOffice_project/20m0$Build-2</meta:generator>
    <dc:title>Lyrics + Chords</dc:title>
    <dc:date>2018-03-09T20:51:41.729336783</dc:date>
    <meta:print-date>2017-04-03T12:23:29.985893000</meta:print-date>
    <meta:document-statistic meta:table-count="0" meta:image-count="0" meta:object-count="0" meta:page-count="3" meta:paragraph-count="83" meta:word-count="329" meta:character-count="1757" meta:non-whitespace-character-count="115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